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dd an Album to the Library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3">Add an Album to the Library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Alejandro Sosa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2">The End-user will add new Album to the PhotoBomber Library.</text:p>
            <text:p text:style-name="P2">The new Album will have a name given by the Actor.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10439991692" text:style-name="L1">
              <text:list-item>
                <text:p text:style-name="P9">PhotoBomber is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587168051" text:style-name="L2">
              <text:list-item>
                <text:p text:style-name="P7">A new Album is added to the PhotoBomber Library </text:p>
              </text:list-item>
              <text:list-item>
                <text:p text:style-name="P7">The new Album added has the Album Name specified by the Acto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list xml:id="list13765498561" text:style-name="L3">
              <text:list-item>
                <text:p text:style-name="P10">The Actor single clicks the button with the plus on the dock.</text:p>
              </text:list-item>
              <text:list-item>
                <text:p text:style-name="P10">A dialog will dropdown from the titlebar and prompt the user to enter a name for a new Album, and redirect keyboard input to the textbox.</text:p>
              </text:list-item>
              <text:list-item>
                <text:p text:style-name="P10">A1 or A2</text:p>
              </text:list-item>
              <text:list-item>
                <text:p text:style-name="P10">System closes the dialog and puts a new album icon in the main view with the user specified name.</text:p>
              </text:list-item>
              <text:list-item>
                <text:p text:style-name="P10">The Actor can end this use case at any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list xml:id="list561612652" text:style-name="L4">
              <text:list-item>
                <text:p text:style-name="P11">Actor types enter once. (E1, E2, E3)</text:p>
              </text:list-item>
              <text:list-item>
                <text:p text:style-name="P11">Actor presses the button with boxed check mark once. (E1, E2, E3)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list xml:id="list1544000408" text:style-name="L5">
              <text:list-item>
                <text:p text:style-name="P12">If the name entered by the Actor has invalid characters, then PhotoBomber will display a tool tip "Album names can only contain letters, numbers and spaces."</text:p>
              </text:list-item>
              <text:list-item>
                <text:p text:style-name="P12">If the name entered by the Actor is not unique to that Album, then PhotoBomber will display a tool tip "An album with this name already exists."</text:p>
              </text:list-item>
              <text:list-item>
                <text:p text:style-name="P13">The system cannot add the new album to the library, and displays the message "Photobomber failed to create the album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5:34:04</dc:date>
    <meta:editing-duration>PT2H45M12S</meta:editing-duration>
    <meta:editing-cycles>21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9" meta:word-count="288" meta:character-count="1576" meta:non-whitespace-character-count="1349"/>
  </office:meta>
</office:document-meta>
</file>